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3"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2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2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af013" officeooo:paragraph-rsid="004af013"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4be9da" style:font-size-asian="10.5pt" style:font-size-complex="12pt"/>
    </style:style>
    <style:style style:name="P2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e688c" officeooo:paragraph-rsid="004e688c" style:font-size-asian="10.5pt" style:font-size-complex="12pt"/>
    </style:style>
    <style:style style:name="P3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5e1aa5" officeooo:paragraph-rsid="005e1aa5" style:font-size-asian="10.5pt" style:font-size-complex="12pt"/>
    </style:style>
    <style:style style:name="P31"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32"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name-asian="Nimbus Mono L" style:font-size-asian="10.5pt" style:font-name-complex="Liberation Mono" style:font-size-complex="12pt"/>
    </style:style>
    <style:style style:name="P33"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3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name-asian="Nimbus Mono L" style:font-size-asian="10.5pt" style:font-name-complex="Liberation Mono" style:font-size-complex="12pt"/>
    </style:style>
    <style:style style:name="P35"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be9da" officeooo:paragraph-rsid="004be9da" style:font-name-asian="Nimbus Mono L" style:font-size-asian="10.5pt" style:font-name-complex="Liberation Mono" style:font-size-complex="12pt"/>
    </style:style>
    <style:style style:name="P3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d26d" officeooo:paragraph-rsid="0058799d" style:font-name-asian="Nimbus Mono L" style:font-size-asian="10.5pt" style:font-name-complex="Liberation Mono" style:font-size-complex="12pt"/>
    </style:style>
    <style:style style:name="P37"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799d" officeooo:paragraph-rsid="0058799d" style:font-name-asian="Nimbus Mono L" style:font-size-asian="10.5pt" style:font-name-complex="Liberation Mono" style:font-size-complex="12pt"/>
    </style:style>
    <style:style style:name="P38"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8f58d" officeooo:paragraph-rsid="0058f58d" style:font-name-asian="Nimbus Mono L" style:font-size-asian="10.5pt" style:font-name-complex="Liberation Mono" style:font-size-complex="12pt"/>
    </style:style>
    <style:style style:name="P39"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05cb5" officeooo:paragraph-rsid="0058799d" style:font-name-asian="Nimbus Mono L" style:font-size-asian="10.5pt" style:font-name-complex="Liberation Mono" style:font-size-complex="12pt"/>
    </style:style>
    <style:style style:name="P4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97410" officeooo:paragraph-rsid="00597410" style:font-name-asian="Nimbus Mono L" style:font-size-asian="10.5pt" style:font-name-complex="Liberation Mono" style:font-size-complex="12pt"/>
    </style:style>
    <style:style style:name="P41"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678c" officeooo:paragraph-rsid="005b678c" style:font-name-asian="Nimbus Mono L" style:font-size-asian="10.5pt" style:font-name-complex="Liberation Mono" style:font-size-complex="12pt"/>
    </style:style>
    <style:style style:name="P42"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bd4cc" officeooo:paragraph-rsid="005bd4cc" style:font-name-asian="Nimbus Mono L" style:font-size-asian="10.5pt" style:font-name-complex="Liberation Mono" style:font-size-complex="12pt"/>
    </style:style>
    <style:style style:name="P43"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5ce792" officeooo:paragraph-rsid="005ce792" style:font-name-asian="Nimbus Mono L" style:font-size-asian="10.5pt" style:font-name-complex="Liberation Mono" style:font-size-complex="12pt"/>
    </style:style>
    <style:style style:name="P44"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45"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46"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4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4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af013" officeooo:paragraph-rsid="004af013" style:font-size-asian="10.5pt" style:font-weight-asian="bold" style:font-size-complex="12pt" style:font-weight-complex="bold"/>
    </style:style>
    <style:style style:name="P49"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officeooo:rsid="003d5c44" officeooo:paragraph-rsid="003d5c44" style:font-size-asian="10.5pt" style:font-size-complex="12pt"/>
    </style:style>
    <style:style style:name="P50"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51"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52"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af345" officeooo:paragraph-rsid="003af345" style:font-size-asian="14pt" style:font-size-complex="14pt"/>
    </style:style>
    <style:style style:name="P53"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433712" officeooo:paragraph-rsid="00433712" style:font-size-asian="12.25pt" style:font-size-complex="14pt"/>
    </style:style>
    <style:style style:name="P5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18473" officeooo:paragraph-rsid="00618473" style:font-size-asian="10.5pt" style:font-size-complex="12pt"/>
    </style:style>
    <style:style style:name="P5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be9da" officeooo:paragraph-rsid="006399e2" style:font-size-asian="10.5pt" style:font-size-complex="12pt"/>
    </style:style>
    <style:style style:name="P5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d346e" officeooo:paragraph-rsid="004d346e" style:font-size-asian="10.5pt" style:font-size-complex="12pt"/>
    </style:style>
    <style:style style:name="P5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6399e2" officeooo:paragraph-rsid="006399e2" style:font-size-asian="10.5pt" style:font-size-complex="12pt"/>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officeooo:rsid="00470e4e"/>
    </style:style>
    <style:style style:name="T22" style:family="text">
      <style:text-properties officeooo:rsid="0048b68e"/>
    </style:style>
    <style:style style:name="T23" style:family="text">
      <style:text-properties officeooo:rsid="004af013"/>
    </style:style>
    <style:style style:name="T24" style:family="text">
      <style:text-properties officeooo:rsid="004d346e"/>
    </style:style>
    <style:style style:name="T25" style:family="text">
      <style:text-properties officeooo:rsid="00505cb5"/>
    </style:style>
    <style:style style:name="T26" style:family="text">
      <style:text-properties officeooo:rsid="00517f92"/>
    </style:style>
    <style:style style:name="T27" style:family="text">
      <style:text-properties officeooo:rsid="0058799d"/>
    </style:style>
    <style:style style:name="T28" style:family="text">
      <style:text-properties officeooo:rsid="00597410"/>
    </style:style>
    <style:style style:name="T29" style:family="text">
      <style:text-properties officeooo:rsid="00623384"/>
    </style:style>
    <style:style style:name="T30" style:family="text">
      <style:text-properties officeooo:rsid="006399e2"/>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AMIENTO DEL PROBLEMA</text:p>
      <text:p text:style-name="P2"/>
      <text:p text:style-name="P4">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6">Para realizar dicha tarea, e<text:span text:style-name="T3">l ICEO </text:span>ofrece un conjunto de trámites y servicios, con los que los usuarios, particulares o inmobiliarios, pueden integrar o actualizar los datos de sus propiedades.</text:p>
      <text:p text:style-name="P5"><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7">Cabe mencionar que las instalaciones del Archivo se encuentra<text:span text:style-name="T8">n</text:span> fuera del edificio del ICEO.</text:p>
      <text:p text:style-name="P8">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8">Debido a que los procesos de registro y actualización catastral, han sido cambiantes a lo largo de la historia, existen ciertas inconsistencias e irregularidades en la información del padrón. </text:p>
      <text:p text:style-name="P8">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7">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7"><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7">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7">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5">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9">Otro inconveniente, e<text:span text:style-name="T10">ra</text:span> la dificultad de proporcionar información oportuna sobre un expediente prestado, como saber quién lo solicitó y desde cuándo lo t<text:span text:style-name="T10">enía</text:span> en posesión.</text:p>
      <text:p text:style-name="P9"/>
      <text:p text:style-name="P44">Pregunta de Investigación</text:p>
      <text:p text:style-name="P44"/>
      <text:p text:style-name="P10">¿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1"/>
      <text:p text:style-name="P11"/>
      <text:p text:style-name="P11"/>
      <text:p text:style-name="P11"/>
      <text:p text:style-name="P11"/>
      <text:p text:style-name="P11"/>
      <text:p text:style-name="P11"/>
      <text:p text:style-name="P11"/>
      <text:p text:style-name="P45"><text:soft-page-break/>JUSTIFICACIÓN</text:p>
      <text:p text:style-name="P11"/>
      <text:p text:style-name="P25">Como se ha mencionad<text:span text:style-name="T22">o</text:span>, el proceso de consulta de expedientes resulta ser un punto clave para el ICEO, tanto en eficiencia en la atención de los trámites como en la seguridad <text:span text:style-name="T21">de los expedientes físicos y</text:span> de los datos contenidos en <text:span text:style-name="T21">ellos</text:span>.</text:p>
      <text:p text:style-name="P25">Debido a esto, las autoridades del ICEO se encargaron de buscar una solución que ayudara a resolver <text:span text:style-name="T21">estos </text:span>problemas, <text:span text:style-name="T21">determinando</text:span> que era necesaria una herramienta informática para realizar las consultas de forma electrónica y que implicaba realizar la digitalización de los expedientes resguardados en el archivo del instituto, <text:span text:style-name="T21">proponiendo el proyecto de creación del SIGED (Sistema de Gestión de Expedientes Digitalizados).</text:span></text:p>
      <text:p text:style-name="P13">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2">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4"><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26">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51"><text:soft-page-break/>OBJETIVOS</text:p>
      <text:p text:style-name="P3"/>
      <text:p text:style-name="P46">Objetivo General</text:p>
      <text:p text:style-name="P50"/>
      <text:p text:style-name="P15">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5"/>
      <text:p text:style-name="P46">Objetivos específicos</text:p>
      <text:p text:style-name="P50"/>
      <text:p text:style-name="P15">Disminuir el tiempo del proceso actual de consulta de expedientes de una semana o más a 3 días o menos.</text:p>
      <text:p text:style-name="P15">Mejorar el control del acceso a los expedientes <text:span text:style-name="T14">usando autentificación y un syslog.</text:span></text:p>
      <text:p text:style-name="P15">Eliminar los riesgos de daños, alteraciones o pérdidas de expedientes <text:span text:style-name="T14">usando una versión electrónica de ell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2"><text:soft-page-break/>METODOLOGÍA</text:p>
      <text:p text:style-name="P16"/>
      <text:p text:style-name="P16"><text:span text:style-name="T19">Para el</text:span> desarrollo e implementación del SIGED será necesario utilizar los siguientes recursos:</text:p>
      <text:p text:style-name="P16">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7">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8">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9">Para llevar a cabo el desarrollo del SIGED, se seguirá la siguiente planeación:</text:p>
      <text:p text:style-name="P19"/>
      <text:p text:style-name="P49"><draw:frame draw:style-name="fr1" draw:name="Object1" text:anchor-type="paragraph" svg:width="6.4709in" svg:height="0.8626in" draw:z-index="0"><draw:object xlink:href="./Object 1" xlink:type="simple" xlink:show="embed" xlink:actuate="onLoad"/><draw:image xlink:href="./ObjectReplacements/Object 1" xlink:type="simple" xlink:show="embed" xlink:actuate="onLoad"/></draw:frame></text:p>
      <text:p text:style-name="P19">Análisis: proceso actual de consulta, gestión de los expedientes en el archivo, identificación de datos clave para localizar un expediente, identificación de estándares o normas sobre digitalización, conocer los lineamientos técnicos de los datos del Modelo Óptimo de Catastro que se utilizarán, <text:span text:style-name="T17">revisión de la metodología de software a utilizar.</text:span></text:p>
      <text:p text:style-name="P20"><text:soft-page-break/>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2">Programación: set-up del entorno de desarrollo, creación de la estructura del proyecto, creación de la base de datos, distribución de las funcionalidades entre el equipo, programación de las funcionalidades.</text:p>
      <text:p text:style-name="P21">Pruebas: plan de pruebas, ejecución de las pruebas, ajustes del sistema.</text:p>
      <text:p text:style-name="P21">Implementación: set-up de los servidores, instalación de la aplicación en los equipos clientes.</text:p>
      <text:p text:style-name="P23">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3">Para el caso de la base de datos, se decidió utilizar PostgreSQL, por ser una herramienta libre, robusta y de fácil manejo.</text:p>
      <text:p text:style-name="P23">El desarrollo de la aplicación se realizará basándose en la metodología SunTone de SUN, la cual da una estructura de desarrollo que es familiar para los programadores <text:s/>por lo que su utilización será fácil.</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3"><text:soft-page-break/>1. MARCO TEÓRICO</text:p>
      <text:p text:style-name="P23"/>
      <text:p text:style-name="P47">1.1. Normas nacionales y estatales de catastros</text:p>
      <text:p text:style-name="P31">La Constitución Política de los Estados Unidos Mexicanos, establece que los municipios serán los encargados de administrar los bienes catastrales que se encuentren <text:span text:style-name="T25">dentro</text:span> de su territorio.</text:p>
      <text:p text:style-name="P34">Sin embargo, en el Estado de Oaxaca, dada la situación económica prevaleciente en la mayor parte del territorio, existe el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p>
      <text:p text:style-name="P34"/>
      <text:p text:style-name="P32">1.1.1. Ley de Catastro para el Estado de Oaxaca</text:p>
      <text:p text:style-name="P33"/>
      <text:p text:style-name="P35">Esta ley es la que define las obligaciones y atribuciones del ICEO y de los propietarios de los bienes inmuebles comprendidos dentro del territorio del Estado, en materia catastral.</text:p>
      <text:p text:style-name="P37">A continuación se listan los artículos <text:span text:style-name="T28">y fracciones</text:span> que se deben considerar como importantes en el desarrollo del SIGED:</text:p>
      <text:p text:style-name="P38">ARTÍCULO 1.- La presente Ley es de orden e interés públicos y de observancia general en todo el Estado, correspondiendo su aplicación e interpretación en el ámbito administrativo a las autoridades que la propia Ley establece.</text:p>
      <text:p text:style-name="P38">ARTÍCULO 2.- Esta Ley tiene por objeto:</text:p>
      <text:p text:style-name="P38">I. Normar las funciones relativas al Catastro de los bienes inmuebles, entendiéndose para efectos de esta ley, el suelo y las construcciones adheridas a él, ubicados en el territorio del Estado; y establecer las bases para su organización administrativa.</text:p>
      <text:p text:style-name="P39">ARTÍCULO 3.- El catastro es un sistema de información territorial para usos múltiples, estructurado por los registros documentales, gráficos y alfanuméricos que <text:soft-page-break/>contienen la información cuantitativa y cualitativa de los bienes inmuebles ubicados en el territorio del Estado.</text:p>
      <text:p text:style-name="P40">ARTÍCULO 4.- Las funciones catastrales son las siguientes:</text:p>
      <text:p text:style-name="P40">I. La identificación, descripción, delimitación, mensura y valuación de los bienes inmuebles ubicados en el territorio del Estado.</text:p>
      <text:p text:style-name="P40">IV. La determinación de los valores catastrales de los bienes inmuebles, para efecto de las contribuciones municipales sobre la propiedad inmobiliaria, con base en los valores unitarios del suelo y de las construcciones y en los procedimientos técnicos valuatorios.</text:p>
      <text:p text:style-name="P40">ARTÍCULO 5.- Los actos y resoluciones en materia de catastro serán tramitados en la forma, términos y procedimientos establecidos en la presente Ley, su Reglamento y en los Instructivos Técnicos Catastrales.</text:p>
      <text:p text:style-name="P40">A falta de disposición expresa, se consideran como normas supletorias las disposiciones contenidas en el Código Fiscal del Estado, las del Código Civil y las de sus procedimientos.</text:p>
      <text:p text:style-name="P40">ARTÍCULO 6.- Para lograr la integración del sistema de información territorial y su actualización permanente, todo propietario o poseedor de bienes inmuebles ubicados en el territorio del Estado, están obligados a manifestar:</text:p>
      <text:p text:style-name="P40">I. La existencia de dichos bienes;</text:p>
      <text:p text:style-name="P40">II. Los actos traslativos de dominio celebrados ante notarios y registradores;</text:p>
      <text:p text:style-name="P40">III. Las características del inmueble.</text:p>
      <text:p text:style-name="P40">Las manifestaciones deberán hacerse en un plazo de treinta días naturales contados a partir de la expedición de los documentos en los que se haga constar la posesión, propiedad o la fecha de celebración de los actos traslativos de dominio, en los formatos oficiales que para el caso apruebe y expida el Instituto Catastral del Estado de Oaxaca, acompañando los documentos o planos que señala esta Ley y su Reglamento.</text:p>
      <text:p text:style-name="P40">Dichas manifestaciones o avisos generarán el pago de derechos por servicios catastrales en términos de la Ley Estatal de Derechos para el ejercicio fiscal que corresponda, a cargo del propietario o poseedor.</text:p>
      <text:p text:style-name="P40">No se eximen de la obligación anterior, a los propietarios o poseedores de <text:soft-page-break/>predios que por disposición de la Ley respectiva estén exentos del pago de contribuciones a la propiedad inmobiliaria.</text:p>
      <text:p text:style-name="P40">Para los mismos fines los gobiernos federal, estatal y municipal a través de sus dependencias, entidades, organismos, instituciones, programas, convenios y cualquier otro que tenga funciones relacionadas con la propiedad inmobiliaria o tenencia de la tierra incluida su regularización, deben manifestar los bienes inmuebles, áreas, zonas, vías o cualquier otro concepto que se encuentre vinculado con la propiedad inmobiliaria.</text:p>
      <text:p text:style-name="P41">ARTÍCULO 7.- Todos los bienes inmuebles ubicados en el territorio del Estado, sin excepción, deberán estar inscritos en el sistema de información territorial a cargo del Instituto Catastral del Estado de Oaxaca.</text:p>
      <text:p text:style-name="P42">ARTÍCULO 9.- Son autoridades en materia de Catastro:</text:p>
      <text:p text:style-name="P42">I. El Gobernador del Estado.</text:p>
      <text:p text:style-name="P42">II. El Secretario de Finanzas del Estado de Oaxaca.</text:p>
      <text:p text:style-name="P42">III. El Director General del Instituto Catastral del Estado de Oaxaca.</text:p>
      <text:p text:style-name="P42">IV. Los Coordinadores de Área, notificadores y verificadores adscritos al Instituto Catastral del Estado de Oaxaca.</text:p>
      <text:p text:style-name="P42">V. Los Delegados Catastrales del Instituto.</text:p>
      <text:p text:style-name="P42">ARTICULO 12 BIS.- Compete a los Delegados Catastrales:</text:p>
      <text:p text:style-name="P42">I. Realizar las Operaciones Catastrales referentes a la identificación, descripción, delimitación, mensura, inscripción, valuación y revaluación de los bienes inmuebles ubicados dentro de la circunscripción territorial de la delegación a su cargo en estricto apego a las Tablas de Valores Unitarios de Suelo y Construcciones e Instructivo Técnico de Valuación, aprobados por el Congreso del Estado;</text:p>
      <text:p text:style-name="P42">II. Solicitar a los propietarios o poseedores de bienes inmuebles datos y documentos que les permitan ratificar o rectificar la información proporcionada, registrar información veraz, confiable y actualizada en el padrón catastral.</text:p>
      <text:p text:style-name="P43">ARTÍCULO 13.- El Instituto Catastral del Estado de Oaxaca es un órgano desconcentrado de la Administración Pública Estatal, dotado de autonomía administrativa, técnica y operativa para el ejercicio de las atribuciones que esta Ley le confiere y jerárquicamente subordinado a la Secretaría de Finanzas.</text:p>
      <text:p text:style-name="P36"><text:soft-page-break/>ARTÍCULO 58.- El Instituto Catastral del Estado de Oaxaca, expedirá la información existente en los archivos catastrales a los propietarios o poseedores de los inmuebles registrados que lo soliciten, previo el pago de derechos correspondientes, en los términos de esta Ley y su Reglamento.</text:p>
      <text:p text:style-name="P35"/>
      <text:p text:style-name="P35"/>
      <text:p text:style-name="P35">1.1.2. Ley de Transparencia</text:p>
      <text:p text:style-name="P35"/>
      <text:p text:style-name="P35">Dada la naturaleza de los datos que se registran en materia catastral, la ley de transparencia y protección de datos personales, obliga al instituto a considerar con carácter de confidencial la información contenida en los expedientes de los trámites que se realizan y archivan en el ICEO.</text:p>
      <text:p text:style-name="P35">Los artículos <text:span text:style-name="T27">a considerar </text:span>son:</text:p>
      <text:p text:style-name="P37">&lt;&lt;articulos&gt;&gt;</text:p>
      <text:p text:style-name="P24"/>
      <text:p text:style-name="P24">1.1.<text:span text:style-name="T26">3</text:span>. Modelo Óptimo de Catastro</text:p>
      <text:p text:style-name="P28"/>
      <text:p text:style-name="P28">Este modelo creado por diversas entidades de gobierno a nivel federal, principalmente el Instituto Nacional de Estadística, Geografía e Informática (INEGI) &lt;&lt; checar nombre actual &gt;&gt; &lt;&lt; indicar las otras dependencias &gt;&gt;, se considera prácticamente el estándar a seguir para el registro de datos catastrales.</text:p>
      <text:p text:style-name="P28">En este modelo, se definen los datos mínimos necesarios que se deben registrar en materia catastral, así como el tipo y la estructura que cada uno de ellos debe tener. También sugiere la forma de organizar y relacionar dicha información. &lt;&lt; indicar apartados y páginas del documento oficial y la versión del mismo &gt;&gt;</text:p>
      <text:p text:style-name="P24"/>
      <text:p text:style-name="P47">1.2. Digitalización</text:p>
      <text:p text:style-name="P55">De acuerdo a la definición de la Real Academia Española de la Lengua (RAE), la digitalización es <text:span text:style-name="T29">la</text:span> “<text:span text:style-name="T29">acción y efecto de digitalizar”</text:span> <text:span text:style-name="T30">(</text:span><text:a xlink:type="simple" xlink:href="http://dle.rae.es/?id=Dl5l0Y6" text:style-name="Internet_20_link" text:visited-style-name="Visited_20_Internet_20_Link"><text:span text:style-name="T30">http://dle.rae.es/?id=Dl5l0Y6</text:span></text:a><text:span text:style-name="T30">), y digitalizar es “registrar datos en forma digital. Convertir o codificar en números dígitos </text:span><text:soft-page-break/><text:span text:style-name="T30">datos o informaciones de carácter continuo, como una imagen fotográfica, un documento o un libro” (</text:span><text:a xlink:type="simple" xlink:href="http://dle.rae.es/?id=DlBB81T" text:style-name="Internet_20_link" text:visited-style-name="Visited_20_Internet_20_Link"><text:span text:style-name="T30">http://dle.rae.es/?id=DlBB81T</text:span></text:a><text:span text:style-name="T30">).</text:span></text:p>
      <text:p text:style-name="P28"><text:span text:style-name="T30">Considerando estas definiciones y el contexto del presente trabajo, se entenderá como </text:span>digitalización <text:span text:style-name="T30">a</text:span>l proceso mediante el cual <text:span text:style-name="T24">un objeto material se transforma hacia un objeto inmaterial construido con algún dispositivo electrónico y que sólo puede ser manipulado por dispositivos de la misma naturaleza.</text:span></text:p>
      <text:p text:style-name="P56"><text:span text:style-name="T30">Dada esta definición,</text:span> podemos decir que el proceso de convertir un documento en papel a una imagen que pueda ser visualizada en algún dispositivo electrónico, es una digitalización del documento. A este proceso de digitalización, también se le llama escaneo del documento, debido al nombre de los dispositivos utilizados para obtener la imagen del mismo (Scanner, o Escáner).</text:p>
      <text:p text:style-name="P57">La imagen obtenida de la digitalización, se considera un documento digitalizado.</text:p>
      <text:p text:style-name="P29"/>
      <text:p text:style-name="P29">1.2.1. Atributos de <text:span text:style-name="T30">los documentos digitalizados</text:span></text:p>
      <text:p text:style-name="P29"/>
      <text:p text:style-name="P29">Compresión, resolución &lt;&lt; investigar los atributos de una imagen digitalizada y describirlos brevemente, citando la fuente &gt;&gt;</text:p>
      <text:p text:style-name="P24"/>
      <text:p text:style-name="P24">1.2.1. Formatos de digitalización</text:p>
      <text:p text:style-name="P29"/>
      <text:p text:style-name="P29">Considerando el contexto de digitalización mencionado anteriormente, existen varios algoritmos con los que se procesa electrónicamente un documento físico, cada uno de los cuales define los atributos de una imagen digital.</text:p>
      <text:p text:style-name="P29">Bitmap, JPEG, GIF, TIFF, PDF, DJVU &lt;&lt; investigar los formatos y describirlos brevemente &gt;&gt; &lt;&lt; citar la fuente &gt;&gt;</text:p>
      <text:p text:style-name="P24">1.2.2. Normas o estándares nacionales de digitalización</text:p>
      <text:p text:style-name="P24"/>
      <text:p text:style-name="P47">1.3. Marco legal <text:span text:style-name="T23">estatal</text:span> existente sobre documentos digitalizados</text:p>
      <text:p text:style-name="P29">Actualmente, las leyes estatales no contemplan ninguna reglamentación sobre los documentos digitalizados. A nivel nacional, tampoco existen normas que regulen o <text:soft-page-break/>establezcan los lineamientos que se deben utilizar en la digitalización de documentos oficiales.</text:p>
      <text:p text:style-name="P29">Debido a esto, se recurrió a recomendaciones de otros organismos nacionales e internacionales, para definir las propiedades de los documentos digitales. &lt;&lt; mencionar algunas &gt;&gt;</text:p>
      <text:p text:style-name="P29">Para la definición del formato a utilizar, se buscó el que ofreciera más compresión y menos pérdida de resolución, siendo el formato DJVU, el que cumplió dicho criterio.</text:p>
      <text:p text:style-name="P29"/>
      <text:p text:style-name="P48">1.4. Software</text:p>
      <text:p text:style-name="P30">De acuerdo a Ian Sommerville, “un sistema de software consiste en diversos programas independientes, archivos de configuración que se utilizan para ejecutar estos programas, un sistema de documentación que describe la estructura del sistema, la documentación para el usuario que explica cómo utilizar el sistema y sitios web que permitan a los usuarios descargar la información de productos recientes”</text:p>
      <text:p text:style-name="P27">1.4.1. Clasificación del Software</text:p>
      <text:p text:style-name="P54">Robert S. Pressman, clasifica el software en siete categorías, de las cuáles se considera que sólo dos de esas categorías engloba a las demás. Estas dos categorías, el autor las define como sigue:</text:p>
      <text:p text:style-name="P54">Software de sistemas: conjunto de programas escritos para dar servicio a otros programas... <text:s/>se caracterizan por una gran interacción con el hardware de la computadora, uso intensivo por parte de usuarios múltiples, operación concurrente que requiere la secuenciación, recursos compartidos y administración de un proceso sofisticado, estructuras complejas de datos e interfaces externas múltiples.</text:p>
      <text:p text:style-name="P54">Software de aplicación: programas aislados que resuelven una necesidad específica de negocios. Las aplicaciones en esta área procesan datos comerciales o técnicos en una forma que facilita las operaciones de negocios o la toma de decisiones administrativas o técnicas. Además de las aplicaciones convencionales de procesamiento de datos, el software de aplicación se usa para controlar funciones de negocios en tiempo real (por ejemplo, procesamiento de transacciones en punto de <text:soft-page-break/>venta, control de procesos de manufactura en tiempo real).</text:p>
      <text:p text:style-name="P27">1.4.2. Sistema de digitalización</text:p>
      <text:p text:style-name="P27">1.4.3. Ambiente de desarrollo (platafor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2T22:40:32.101280966</dc:date>
    <meta:editing-duration>PT22H57M40S</meta:editing-duration>
    <meta:editing-cycles>61</meta:editing-cycles>
    <meta:generator>LibreOffice/5.0.6.2$Linux_X86_64 LibreOffice_project/00m0$Build-2</meta:generator>
    <meta:document-statistic meta:table-count="0" meta:image-count="0" meta:object-count="1" meta:page-count="13" meta:paragraph-count="111" meta:word-count="3077" meta:character-count="20222" meta:non-whitespace-character-count="17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4mm"/>
    </style:style>
    <style:style style:name="co2" style:family="table-column">
      <style:table-column-properties fo:break-before="auto" style:column-width="7.88mm"/>
    </style:style>
    <style:style style:name="co3" style:family="table-column">
      <style:table-column-properties fo:break-before="auto" style:column-width="8.7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fo:background-color="#999999" fo:border="0.06pt solid #000000"/>
      <style:text-properties style:text-position=""/>
    </style:style>
    <style:style style:name="ce6" style:family="table-cell" style:parent-style-name="Default">
      <style:table-cell-properties style:text-align-source="fix" style:repeat-content="false" fo:border="0.06pt solid #000000"/>
      <style:paragraph-properties fo:text-align="start" fo:margin-left="0mm"/>
      <style:text-properties style:text-position="" fo:font-weight="bold" style:font-weight-asian="bold" style:font-weight-complex="bold"/>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 style:family="table-cell" style:parent-style-name="Default">
      <style:table-cell-properties fo:background-color="#999999" fo:border="0.06pt solid #000000"/>
    </style:style>
    <style:style style:name="ce12"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ce8"/>
        <table:table-column table:style-name="co2" table:number-columns-repeated="26" table:default-cell-style-name="ce8"/>
        <table:table-column table:style-name="co3" table:number-columns-repeated="2" table:default-cell-style-name="ce8"/>
        <table:table-row table:style-name="ro1">
          <table:table-cell table:style-name="ce7" office:value-type="string" calcext:value-type="string" table:number-columns-spanned="1" table:number-rows-spanned="2">
            <text:p>ACTIVIDAD</text:p>
          </table:table-cell>
          <table:table-cell table:style-name="ce9" office:value-type="string" calcext:value-type="string" table:number-columns-spanned="4" table:number-rows-spanned="1">
            <text:p>NOVIEMBRE</text:p>
          </table:table-cell>
          <table:covered-table-cell table:number-columns-repeated="3" table:style-name="ce12"/>
          <table:table-cell table:style-name="ce9" office:value-type="string" calcext:value-type="string" table:number-columns-spanned="4" table:number-rows-spanned="1">
            <text:p>DICIEMBRE</text:p>
          </table:table-cell>
          <table:covered-table-cell table:number-columns-repeated="3" table:style-name="ce12"/>
          <table:table-cell table:style-name="ce9" office:value-type="string" calcext:value-type="string" table:number-columns-spanned="4" table:number-rows-spanned="1">
            <text:p>ENERO</text:p>
          </table:table-cell>
          <table:covered-table-cell table:number-columns-repeated="3" table:style-name="ce12"/>
          <table:table-cell table:style-name="ce9" office:value-type="string" calcext:value-type="string" table:number-columns-spanned="4" table:number-rows-spanned="1">
            <text:p>FEBRERO</text:p>
          </table:table-cell>
          <table:covered-table-cell table:number-columns-repeated="3" table:style-name="ce12"/>
          <table:table-cell table:style-name="ce9" office:value-type="string" calcext:value-type="string" table:number-columns-spanned="4" table:number-rows-spanned="1">
            <text:p>MARZO</text:p>
          </table:table-cell>
          <table:covered-table-cell table:number-columns-repeated="3" table:style-name="ce12"/>
          <table:table-cell table:style-name="ce9" office:value-type="string" calcext:value-type="string" table:number-columns-spanned="4" table:number-rows-spanned="1">
            <text:p>ABRIL</text:p>
          </table:table-cell>
          <table:covered-table-cell table:number-columns-repeated="3" table:style-name="ce12"/>
          <table:table-cell table:style-name="ce9" office:value-type="string" calcext:value-type="string" table:number-columns-spanned="4" table:number-rows-spanned="1">
            <text:p>MAYO</text:p>
          </table:table-cell>
          <table:covered-table-cell table:number-columns-repeated="3" table:style-name="ce12"/>
        </table:table-row>
        <table:table-row table:style-name="ro1">
          <table:covered-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cell table:style-name="ce10" office:value-type="string" calcext:value-type="string">
            <text:p>S1</text:p>
          </table:table-cell>
          <table:table-cell table:style-name="ce10" office:value-type="string" calcext:value-type="string">
            <text:p>S2</text:p>
          </table:table-cell>
          <table:table-cell table:style-name="ce10" office:value-type="string" calcext:value-type="string">
            <text:p>S3</text:p>
          </table:table-cell>
          <table:table-cell table:style-name="ce10" office:value-type="string" calcext:value-type="string">
            <text:p>S4</text:p>
          </table:table-cell>
        </table:table-row>
        <table:table-row table:style-name="ro1">
          <table:table-cell office:value-type="string" calcext:value-type="string">
            <text:p>ANÁLISIS</text:p>
          </table:table-cell>
          <table:table-cell table:style-name="ce11" table:number-columns-repeated="4"/>
          <table:table-cell table:number-columns-repeated="24"/>
        </table:table-row>
        <table:table-row table:style-name="ro1">
          <table:table-cell office:value-type="string" calcext:value-type="string">
            <text:p>DISEÑO</text:p>
          </table:table-cell>
          <table:table-cell table:number-columns-repeated="4"/>
          <table:table-cell table:style-name="ce11" table:number-columns-repeated="8"/>
          <table:table-cell table:number-columns-repeated="16"/>
        </table:table-row>
        <table:table-row table:style-name="ro1">
          <table:table-cell office:value-type="string" calcext:value-type="string">
            <text:p>PROGRAMACIÓN</text:p>
          </table:table-cell>
          <table:table-cell table:number-columns-repeated="12"/>
          <table:table-cell table:style-name="ce11" table:number-columns-repeated="8"/>
          <table:table-cell table:number-columns-repeated="8"/>
        </table:table-row>
        <table:table-row table:style-name="ro1">
          <table:table-cell office:value-type="string" calcext:value-type="string">
            <text:p>PRUEBAS</text:p>
          </table:table-cell>
          <table:table-cell table:number-columns-repeated="20"/>
          <table:table-cell table:style-name="ce11" table:number-columns-repeated="4"/>
          <table:table-cell table:number-columns-repeated="4"/>
        </table:table-row>
        <table:table-row table:style-name="ro1">
          <table:table-cell office:value-type="string" calcext:value-type="string">
            <text:p>IMPLEMENTACIÓN</text:p>
          </table:table-cell>
          <table:table-cell table:number-columns-repeated="24"/>
          <table:table-cell table:style-name="ce11"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0">00/00/0000</text:date>, <text:time style:data-style-name="N2" text:time-value="08:23:11.167492123">00:00:00</text:time></text:p>
        </style:region-right>
      </style:header>
      <style:header-left style:display="false"/>
      <style:footer>
        <text:p>Page <text:page-number>1</text:page-number> / <text:page-count>99</text:page-count></text:p>
      </style:footer>
      <style:footer-left style:display="false"/>
    </style:master-page>
  </office:master-styles>
</office:document-styles>
</file>